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0c03c5"/>
    </style:style>
    <style:style style:name="P7" style:family="paragraph" style:parent-style-name="Standard">
      <style:text-properties fo:font-style="normal" officeooo:rsid="000c03c5" officeooo:paragraph-rsid="000c03c5" style:font-style-asian="normal" style:font-style-complex="normal"/>
    </style:style>
    <style:style style:name="P8" style:family="paragraph" style:parent-style-name="Standard">
      <style:text-properties officeooo:paragraph-rsid="000c03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e7f4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c03c5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0ae7f4"/>
    </style:style>
    <style:style style:name="T16" style:family="text">
      <style:text-properties officeooo:rsid="000c03c5"/>
    </style:style>
    <style:style style:name="T17" style:family="text">
      <style:text-properties officeooo:rsid="000ca2cd"/>
    </style:style>
    <style:style style:name="T18" style:family="text">
      <style:text-properties officeooo:rsid="000d7e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Neopixel</text:p>
      <text:p text:style-name="Standard"/>
      <text:p text:style-name="Standard">Este módulo gestiona el acceso a la biblioteca Adafruit_NeoPixel, sólo se necesita un pin pero se ha limitado el máximo de m<text:span text:style-name="T15">ó</text:span>dulos a 3 (se puede cambiar el límite fácilmente modificando la siguiente línea </text:p>
      <text:p text:style-name="Standard"><text:s text:c="6"/>#define MAX_NEOPIXELS <text:s text:c="19"/>0x03</text:p>
      <text:p text:style-name="P6"><text:span text:style-name="T17">y </text:span>en el fichero “<text:span text:style-name="T3">FirmataNeopixel.h” </text:span><text:span text:style-name="T6">por un valor más elevado </text:span><text:span text:style-name="T7">y la línea</text:span></text:p>
      <text:p text:style-name="P7"><text:s text:c="5"/>MAX_NEOPIXELS <text:s text:c="6"/>=<text:tab/>3;</text:p>
      <text:p text:style-name="P6"><text:span text:style-name="T7">en el fichero “firmataconstants.pas”</text:span>).</text:p>
      <text:p text:style-name="Standard"/>
      <text:p text:style-name="P6">Se necesita instalar biblioteca Adafruit_NeoPixel (<text:a xlink:type="simple" xlink:href="#https://github.com/adafruit/Adafruit_NeoPixel" text:style-name="Internet_20_link" text:visited-style-name="Visited_20_Internet_20_Link">https://github.com/adafruit/Adafruit_NeoPixel</text:a>) y <text:span text:style-name="T15">la biblioteca </text:span><text:span text:style-name="T2">“FirmataNeopixel.zip”</text:span><text:span text:style-name="T15"> con </text:span>el código para el nuevo módulo en ConfigurableFirmata, que está en “<text:span text:style-name="T2">arduino code/Libraries to Install</text:span><text:span text:style-name="T15">” y por último</text:span> hay que añadir <text:s/><text:span text:style-name="T16">la línea</text:span></text:p>
      <text:p text:style-name="P6">#define PIN_MODE_NEOPIXEL<text:tab/>0x12 // pin configured for NeoPixel<text:line-break/><text:span text:style-name="T16">en el fichero “ConfigurableFirmata.h” </text:span><text:span text:style-name="T18">y aumentar el valor <text:s/>de la línea</text:span></text:p>
      <text:p text:style-name="P6">#define TOTAL_PIN_MODES <text:s text:c="8"/>18 </text:p>
      <text:p text:style-name="Standard"/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Pin: </text:span><text:span text:style-name="T8">pin utilizados para comunicación con los leds.</text:span></text:p>
      <text:p text:style-name="Standard"><text:span text:style-name="T1">PixelsNumber:</text:span><text:span text:style-name="T8"> Número de leds en la tira.</text:span></text:p>
      <text:p text:style-name="Standard"><text:span text:style-name="T1">Device: </text:span>número de módulo NeoPixel, de 0 a 2 (ampliable con el MAX_NEOPIXELS).</text:p>
      <text:p text:style-name="Standard"><text:span text:style-name="T1">FadeWait:</text:span> Número de “Sampling Interval” que hay que esperar para cambiar un paso de desvanecimiento (fade) automático, por defecto es 1, que corresponde aproximadamente a una frecuencia de 25 Hz, que es la velocidad del ojo humano.</text:p>
      <text:p text:style-name="Standard"><text:span text:style-name="T1">FadeRunning:</text:span> cuando se escribe la propiedad, para o ejecuta el último desvanecimiento configurado, si es leído indica si se está ejecutando o terminado.</text:p>
      <text:p text:style-name="Standard"><text:span text:style-name="T1">Gamma:</text:span> corrección gamma de los valores de color, se aplica a todos.</text:p>
      <text:p text:style-name="Standard"><text:span text:style-name="T1">Brightness:</text:span> Brillo de todos los leds, 0 = máximo, 1 = mínimo, 255 es uno por debajo del máximo, ver detalles en Adafruit_Neopixel.</text:p>
      <text:p text:style-name="Standard"><text:span text:style-name="T1">LedColors:</text:span><text:span text:style-name="T8"> orden y número de los colores RGBW, RGB, etc, ver detalles en Adafruit_Neopixel.</text:span></text:p>
      <text:p text:style-name="Standard"><text:span text:style-name="T1">KHZ400:</text:span> velocidad de transmisión, si false es 800 KHz.</text:p>
      <text:p text:style-name="Standard"/>
      <text:p text:style-name="Standard"/>
      <text:p text:style-name="Standard"><text:span text:style-name="T3">Pin </text:span>se comprueban sólo cuando se hace <text:span text:style-name="T1">Enabled</text:span> <text:span text:style-name="T3">True</text:span> para activar la instancia correspondiente, mostrando un error si fuera el caso, también se comprueba si el pin está asignado a otra instancia <text:span text:style-name="T3">TPin</text:span> o pertenece a un módulo activo. La instancia se activa con los siguientes valores por defecto, LedColors = GRB, <text:s/>Gamma = 1, Brightness = 0, FadeRunning = false, FadeWait = 1, FadeColor = 0; Fade set to strip, Shift set to strip, right, wrap and show.</text:p>
      <text:p text:style-name="Standard"/>
      <text:p text:style-name="Standard"/>
      <text:p text:style-name="Standard">Las órdenes aceptadas por ConfigurableFirmata son:</text:p>
      <text:p text:style-name="Standard"><text:tab/><text:span text:style-name="T1">config</text:span><text:span text:style-name="T8">, configura pin y datos iniciales.</text:span></text:p>
      <text:p text:style-name="Standard"><text:tab/><text:tab/><text:span text:style-name="T9">0 <text:s/>START_SYSEX <text:s text:c="5"/>(0xF0)</text:span></text:p>
      <text:p text:style-name="P2"><text:tab/><text:tab/>1 <text:s/>NEOPIXELS_DATA <text:s text:c="3"/>(0x51)</text:p>
      <text:p text:style-name="P2"><text:tab/><text:tab/>2 <text:s/>NEOPIXELS_CONFIG <text:s/>(0x01)</text:p>
      <text:p text:style-name="P2"><text:tab/><text:tab/>3 <text:s/>device <text:s text:c="11"/>(0-3)</text:p>
      <text:p text:style-name="P2"><text:tab/><text:tab/>4 <text:s/>Pin <text:s text:c="14"/>(0-127)</text:p>
      <text:p text:style-name="P2"><text:tab/><text:tab/>5 <text:s/>NumberLeds <text:s text:c="7"/>lsb(14 bits max)</text:p>
      <text:p text:style-name="P2"><text:tab/><text:tab/>6 <text:s text:c="30"/>msb</text:p>
      <text:p text:style-name="P2"><text:tab/><text:tab/>7 <text:s/>LedType <text:s text:c="14"/>lsb (9 bits) //bit 8 = KHZ400, bits 7-0 'RGBW' position;</text:p>
      <text:p text:style-name="P2"><text:tab/><text:tab/>8 <text:s text:c="30"/>msb</text:p>
      <text:p text:style-name="P2"><text:tab/><text:tab/>9 <text:s/>END_SYSEX (0xF7) <text:s text:c="5"/></text:p>
      <text:p text:style-name="P2"><text:span text:style-name="T11"><text:tab/>off</text:span><text:span text:style-name="T14">, apaga todos los led de la tira.</text:span></text:p>
      <text:p text:style-name="P2"><text:soft-page-break/><text:tab/><text:tab/>0 <text:s/>START_SYSEX <text:s text:c="5"/>(0xF0)</text:p>
      <text:p text:style-name="P2"><text:tab/><text:tab/>1 <text:s/>NEOPIXELS_DATA <text:s text:c="3"/>(0x51)</text:p>
      <text:p text:style-name="P2"><text:tab/><text:tab/>2 <text:s/>NEOPIXELS_OFF <text:s text:c="4"/>(0x00)</text:p>
      <text:p text:style-name="P2"><text:tab/><text:tab/>3 <text:s/>device <text:s text:c="11"/>(0-3)</text:p>
      <text:p text:style-name="P2"><text:tab/><text:tab/>4 <text:s/>END_SYSEX <text:s text:c="7"/>(0xF7)</text:p>
      <text:p text:style-name="P2"><text:span text:style-name="T12"><text:tab/></text:span><text:span text:style-name="T11">show</text:span><text:span text:style-name="T14">, muestra todos los led de la tira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OW <text:s text:c="3"/>(0x02)</text:p>
      <text:p text:style-name="P2"><text:tab/><text:tab/>3 <text:s/>device <text:s text:c="11"/>(0-3)</text:p>
      <text:p text:style-name="P2"><text:tab/><text:tab/>4 <text:s/>END_SYSEX <text:s text:c="7"/>(0xF7)</text:p>
      <text:p text:style-name="P2"><text:span text:style-name="T12"><text:tab/>pixelColor</text:span><text:span text:style-name="T13">, fija el color de un led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ET_PIXEL <text:s/>(0x03)</text:p>
      <text:p text:style-name="P2"><text:tab/><text:tab/>3 <text:s/>device <text:s text:c="11"/>(0-3)</text:p>
      <text:p text:style-name="P2"><text:tab/><text:tab/>4 <text:s/>Pixel Number <text:s text:c="12"/>lsb</text:p>
      <text:p text:style-name="P2"><text:tab/><text:tab/>5 <text:s text:c="36"/>msb</text:p>
      <text:p text:style-name="P2"><text:tab/><text:tab/>6 <text:s/>colorRGBW <text:s text:c="13"/>blue = bits 7-0</text:p>
      <text:p text:style-name="P2"><text:tab/><text:tab/>7 <text:s text:c="4"/>encoded 7 bits <text:s text:c="7"/>green = bits 15-8</text:p>
      <text:p text:style-name="P2"><text:tab/><text:tab/>8 <text:s text:c="4"/>5 bytes <text:s text:c="19"/>red = bits 23-16</text:p>
      <text:p text:style-name="P2"><text:tab/><text:tab/>9 <text:s text:c="35"/>white = bits 31-24 of color</text:p>
      <text:p text:style-name="P2"><text:tab/><text:tab/>10 <text:s text:c="33"/>do_show = bit32, =1 show =0 not show, bit32 is bit4 of 5th byte</text:p>
      <text:p text:style-name="P2"><text:tab/><text:tab/>11 <text:s/>END_SYSEX <text:s text:c="7"/>(0xF7)</text:p>
      <text:p text:style-name="P3"><text:tab/><text:span text:style-name="T1">fillsegment</text:span>, llena un trozo de la tira de un color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ILL_SEGMENT <text:s text:c="3"/>(0x07)</text:p>
      <text:p text:style-name="P2"><text:tab/><text:tab/>3 <text:s/>device <text:s text:c="11"/>(0-3)</text:p>
      <text:p text:style-name="P2"><text:tab/><text:tab/>4 <text:s/>colorRGBW <text:s text:c="13"/>blue = bits 7-0</text:p>
      <text:p text:style-name="P2"><text:tab/><text:tab/>5 <text:s text:c="4"/>encoded 7 bits <text:s text:c="7"/>green = bits 15-8</text:p>
      <text:p text:style-name="P2"><text:tab/><text:tab/>6 <text:s text:c="4"/>5 bytes <text:s text:c="19"/>red = bits 23-16</text:p>
      <text:p text:style-name="P2"><text:tab/><text:tab/>7 <text:s text:c="35"/>white = bits 31-24 of color</text:p>
      <text:p text:style-name="P2"><text:tab/><text:tab/>8 <text:s text:c="35"/>do_show = bit32, =1 show =0 not show, bit32 is bit4 of 5th byte</text:p>
      <text:p text:style-name="P2"><text:tab/><text:tab/>9 <text:s/>First pixel <text:s text:c="15"/>lsb <text:s text:c="3"/>optional, default set to 0</text:p>
      <text:p text:style-name="P2"><text:tab/><text:tab/>10 <text:s text:c="31"/>msb</text:p>
      <text:p text:style-name="P2"><text:tab/><text:tab/>11 <text:s/>last pixel <text:s text:c="15"/>lsb <text:s text:c="3"/>optional, set to last pixel strip</text:p>
      <text:p text:style-name="P2"><text:tab/><text:tab/>12 <text:s text:c="31"/>msb</text:p>
      <text:p text:style-name="P2"><text:tab/><text:tab/>9..13 <text:s/>END_SYSEX <text:s text:c="4"/>(0xF7)</text:p>
      <text:p text:style-name="P4"><text:tab/><text:span text:style-name="T1">shiftSegmentConfig</text:span>, configura como será el desplazamiento de un trozo de la tira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IFT_CONFIG <text:s text:c="2"/>(0x06)</text:p>
      <text:p text:style-name="P2"><text:tab/><text:tab/>3 <text:s/>device <text:s text:c="11"/>(0-3)</text:p>
      <text:p text:style-name="P2"><text:tab/><text:tab/>4 <text:s/>First pixel <text:s text:c="6"/>lsb <text:s/>optional, default set to 0</text:p>
      <text:p text:style-name="P2"><text:tab/><text:tab/>5 <text:s text:c="24"/>msb</text:p>
      <text:p text:style-name="P2"><text:tab/><text:tab/>6 <text:s/>Last pixel <text:s text:c="7"/>lsb <text:s/>optional, set to last pixel strip</text:p>
      <text:p text:style-name="P2"><text:tab/><text:tab/>7 <text:s text:c="24"/>msb</text:p>
      <text:p text:style-name="P2"><text:tab/><text:tab/>8 <text:s/>shift_type <text:s text:c="8"/>optional bit0 direction, bit1 wrap, bit2 do_show, default to 0b111, right, wrap, do_show</text:p>
      <text:p text:style-name="P2"><text:tab/><text:tab/>4/9 <text:s/>END_SYSEX <text:s text:c="7"/>(0xF7)</text:p>
      <text:p text:style-name="P5"><text:tab/>shiftRun<text:span text:style-name="T8">, ejecuta un paso de desplazamiento, permite cambiar la dirección. 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HIFT_RUN (0x09)</text:p>
      <text:p text:style-name="P2"><text:tab/><text:tab/>3 <text:s/>device <text:s text:c="11"/>(0-3)</text:p>
      <text:p text:style-name="P2"><text:tab/><text:tab/>4 <text:s/>shif_type <text:s text:c="8"/>optional bit0 direction, bit1 wrap, bit2 do_show, default to 0b111, right, wrap, do_show</text:p>
      <text:p text:style-name="P2"><text:tab/><text:tab/>4/5 <text:s/>END_SYSEX <text:s text:c="7"/>(0xF7)} <text:s text:c="4"/></text:p>
      <text:p text:style-name="P4"><text:tab/><text:span text:style-name="T1">fadeConfig</text:span>, configura como será el desvanecimiento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CONFIG (0x08)</text:p>
      <text:p text:style-name="P2"><text:tab/><text:tab/>3 <text:s/>device <text:s text:c="11"/>(0-3)</text:p>
      <text:p text:style-name="P2"><text:tab/><text:tab/>4 <text:s/>colorRGBW <text:s text:c="13"/>blue = bits 7-0</text:p>
      <text:p text:style-name="P2"><text:tab/><text:tab/>5 <text:s text:c="4"/>encoded 7 bits <text:s text:c="7"/>green = bits 15-8</text:p>
      <text:p text:style-name="P2"><text:tab/><text:tab/>6 <text:s text:c="4"/>5 bytes <text:s text:c="19"/>red = bits 23-16</text:p>
      <text:p text:style-name="P2"><text:tab/><text:tab/>7 <text:s text:c="35"/>white = bits 31-24 of color</text:p>
      <text:p text:style-name="P2"><text:tab/><text:tab/>8 <text:s text:c="35"/></text:p>
      <text:p text:style-name="P2"><text:tab/><text:tab/>9 <text:s/>First pixel <text:s text:c="16"/>lsb, optional, default set to 0</text:p>
      <text:p text:style-name="P2"><text:soft-page-break/><text:tab/><text:tab/>10 <text:s text:c="32"/>msb</text:p>
      <text:p text:style-name="P2"><text:tab/><text:tab/>11 Last pixel <text:s text:c="15"/>lsb, optional, set to last pixel strip</text:p>
      <text:p text:style-name="P2"><text:tab/><text:tab/>12 <text:s text:c="32"/>msb</text:p>
      <text:p text:style-name="P2"><text:tab/><text:tab/>13 loops wait <text:s text:c="14"/>optional (0-15) <text:s/>default to 1, if SamplingRate is 19, 1 is about 25 hz eye speed</text:p>
      <text:p text:style-name="P2"><text:tab/><text:tab/>9..14 <text:s/>END_SYSEX <text:s text:c="7"/>(0xF7)}</text:p>
      <text:p text:style-name="P4"><text:tab/><text:span text:style-name="T1">fadeOneStep</text:span>, solamente realiza un paso de desvanecimiento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ONE_STEP (0x0A)</text:p>
      <text:p text:style-name="P2"><text:tab/><text:tab/>3 <text:s/>device <text:s text:c="11"/>(0-3)</text:p>
      <text:p text:style-name="P2"><text:tab/><text:tab/>4 <text:s/>do_show <text:s text:c="7"/>optional (0-1) 1=show, default not show</text:p>
      <text:p text:style-name="P2"><text:tab/><text:tab/>4/5 <text:s/>END_SYSEX <text:s text:c="7"/>(0xF7)} <text:s text:c="4"/></text:p>
      <text:p text:style-name="P2"><text:span text:style-name="T11"><text:tab/>fadeRunPause</text:span><text:span text:style-name="T10">,inicia o pausa el desvanecimiento automático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FADE_RUN_PAUSE <text:s/>(0x04)</text:p>
      <text:p text:style-name="P2"><text:tab/><text:tab/>3 <text:s/>device <text:s text:c="11"/>(0-3)</text:p>
      <text:p text:style-name="P2"><text:tab/><text:tab/>4 <text:s/>run/pause <text:s text:c="7"/>(0-1) 1 fade run, 0 fade pause</text:p>
      <text:p text:style-name="P2"><text:tab/><text:tab/>5 <text:s/>END_SYSEX <text:s text:c="7"/>(0xF7)} <text:s text:c="14"/></text:p>
      <text:p text:style-name="P3"><text:tab/><text:span text:style-name="T1">sendBrightness</text:span>, envía valor de brillo para todos los leds.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SET_BRIGHTNESS <text:s/>(0x05)</text:p>
      <text:p text:style-name="P2"><text:tab/><text:tab/>3 <text:s/>device <text:s text:c="11"/>(0-3)</text:p>
      <text:p text:style-name="P2"><text:tab/><text:tab/>4 <text:s/>brightnes <text:s text:c="6"/>lsb brightness value bits0-7, bit8 <text:s text:c="2"/>do_show</text:p>
      <text:p text:style-name="P2"><text:tab/><text:tab/>5 <text:s text:c="23"/>msb</text:p>
      <text:p text:style-name="P2"><text:tab/><text:tab/>6 <text:s/>END_SYSEX <text:s text:c="7"/>(0xF7)</text:p>
      <text:p text:style-name="P3"><text:tab/><text:span text:style-name="T1">movePixels</text:span>, mueve <text:span text:style-name="T3">count</text:span> leds desde <text:span text:style-name="T3">src</text:span> hasta <text:span text:style-name="T3">dest.</text:span></text:p>
      <text:p text:style-name="P2"><text:tab/><text:tab/>0 <text:s/>START_SYSEX <text:s text:c="5"/>(0xF0)</text:p>
      <text:p text:style-name="P2"><text:tab/><text:tab/>1 <text:s/>NEOPIXELS_DATA <text:s text:c="3"/>(0X51)</text:p>
      <text:p text:style-name="P2"><text:tab/><text:tab/>2 <text:s/>NEOPIXELS_MOVE_PIXELS (0x0B)</text:p>
      <text:p text:style-name="P2"><text:tab/><text:tab/>3 <text:s/>device <text:s text:c="11"/>(0-3)</text:p>
      <text:p text:style-name="P2"><text:tab/><text:tab/>4 <text:s/>src pixel <text:s text:c="7"/>lsb, source pixel</text:p>
      <text:p text:style-name="P2"><text:tab/><text:tab/>5 <text:s text:c="23"/>msb</text:p>
      <text:p text:style-name="P2"><text:tab/><text:tab/>6 <text:s/>dest pixel <text:s text:c="5"/>lsb, destination pixel</text:p>
      <text:p text:style-name="P2"><text:tab/><text:tab/>7 <text:s text:c="23"/>msb</text:p>
      <text:p text:style-name="P2"><text:tab/><text:tab/>8 <text:s/>count <text:s text:c="12"/>lsb (optional), <text:s/>pixels to move, default to 1</text:p>
      <text:p text:style-name="P2"><text:tab/><text:tab/>9 <text:s text:c="23"/>msb</text:p>
      <text:p text:style-name="P2"><text:tab/><text:tab/>10 do_show <text:s text:c="5"/>optional (0-1), default to not show</text:p>
      <text:p text:style-name="P2"><text:tab/><text:tab/>8..11 <text:s/>END_SYSEX <text:s text:c="7"/>(0xF7)} <text:s text:c="12"/></text:p>
      <text:p text:style-name="Standard"><text:s text:c="7"/></text:p>
      <text:p text:style-name="Standard">El color se puede introducir por sus componentes rojo, verde, azul y blanco o directamente con un entero, las funciones <text:span text:style-name="T3">FillStrip</text:span> derivan de <text:span text:style-name="T3">FillSegment, shiftStripConfig</text:span><text:span text:style-name="T6"> deriva de </text:span><text:span text:style-name="T3">ShiftSegmentConfig </text:span><text:span text:style-name="T6">y</text:span><text:span text:style-name="T3"> FadeStripConfig </text:span><text:span text:style-name="T6">deriva de</text:span><text:span text:style-name="T3"> FadeSegmentConfig.</text:span></text:p>
      <text:p text:style-name="Standard"/>
      <text:p text:style-name="Standard">El evento <text:span text:style-name="T4">OnFadeEnd</text:span><text:span text:style-name="T5">, se activa cuando el desvanecimiento ha llegado a su fin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3-01-14T19:23:54.850000000</dc:date>
    <meta:editing-duration>PT5H47M52S</meta:editing-duration>
    <meta:editing-cycles>20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45" meta:word-count="1007" meta:character-count="7709" meta:non-whitespace-character-count="5195"/>
  </office:meta>
</office:document-meta>
</file>